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2.0 is ready for Download! (Always BETA*)</text:p>
      <text:p text:style-name="Standard"/>
      <text:p text:style-name="Standard">OxygenOffice Professional 2.2.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Near 3,300 graphics are included, both clip art and photos. These pictures are integrated into the gallery and can easily be placed into any OxygenOffice document. Several templates and sample documents are included, as well as over 90 fonts. The extras are in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aedia Wikipedia, are also included. An enhanced help menu, addtional User's Manual, and the enabled extended tips are great to help beginners get started using OxygenOffice Professional.</text:p>
      <text:p text:style-name="Standard"/>
      <text:p text:style-name="Standard">OxygenOffice Professional is based on OpenOffice.org 2.2.0 <text:s/>This latest and greatest version has new functions like enhanced PDF management and direct export to LaTex. <text:s/>The OxygenOffice Professional <text:s/>team of internatioan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You can download OxygenOffice Professional 2.2.0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and a special 5in1 language version with Hungarian, English, German, Italian, French for Windows.</text:p>
      <text:p text:style-name="Standard"/>
      <text:p text:style-name="Standard">Supported platforms:</text:p>
      <text:p text:style-name="Standard">Linux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p text:style-name="Standard">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
      <text:p text:style-name="Standard">62407 / OpenOffice.org Premium integration – Templates (3/4)</text:p>
      <text:p text:style-name="Standard">http://qa.openoffice.org/issues/show_bug.cgi?id=62407</text:p>
      <text:p text:style-name="Standard"/>
      <text:p text:style-name="Standard">62408 / OpenOffice.org Premium integration – Samples (4/4)</text:p>
      <text:p text:style-name="Standard">http://qa.openoffice.org/issues/show_bug.cgi?id=62408</text:p>
      <text:p text:style-name="Standard"/>
      <text:p text:style-name="Standard"/>
      <text:p text:style-name="Standard">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
      <text:p text:style-name="Standard">Version 2 - another first for OpenOffice.org</text:p>
      <text:p text:style-name="Standard"/>
      <text:p text:style-name="Standard">OpenOffice.org Version 1 was the first product to deliver the benefits of open source software to mass-market users, delivering essential everyday software tools completely free of charge. Translated into over 60 languages, available on all major computing platforms (Microsoft Windows, Mac OS X X11, GNU/Linux, Solaris), OpenOffice.org Version 1 is now in use by tens of millions of delighted users worldwide.</text:p>
      <text:p text:style-name="Standard"/>
      <text:p text:style-name="Standard">With Version 2, it gets even better:</text:p>
      <text:p text:style-name="Standard"/>
      <text:p text:style-name="Standard"><text:s text:c="4"/>* the first office suite to use the new OASIS OpenDocument format, the future-proof international standard for office software (ISO/IEC 26300) </text:p>
      <text:p text:style-name="Standard"><text:s text:c="4"/>* easier to install, with a whole new look and feel, matched to the type of computer in use</text:p>
      <text:p text:style-name="Standard"><text:s text:c="4"/>* more intuitive, more easy to use than ever, with a host of new usability features</text:p>
      <text:p text:style-name="Standard"><text:s text:c="4"/>* introducing a major new component, Base: an easy-to-use database manager with a fully integrated database</text:p>
      <text:p text:style-name="Standard"><text:s text:c="4"/>* more compatible with other software packages – now understands even obscure and rarely used features in major competitors</text:p>
      <text:p text:style-name="Standard"/>
      <text:p text:style-name="Standard">But the licence is still the same: you may download OpenOffice.org Version 2 completely free of any licence fees, use it for any purpose– private, educational, government and public administration, commercial – and pass on copies free of charge to family, friends, students, employees, etc.</text:p>
      <text:p text:style-name="Standard"/>
      <text:p text:style-name="Standard"/>
      <text:p text:style-name="Standard">What’s so great about OpenOffice.org?</text:p>
      <text:p text:style-name="Standard"/>
      <text:p text:style-name="Standard">As the name suggests, OpenOffice.org is the most open office suite available:</text:p>
      <text:p text:style-name="Standard"><text:s text:c="4"/>* no commercial licences or software compliance issues to worry about</text:p>
      <text:p text:style-name="Standard"><text:s text:c="4"/>* no language barriers - if it’s not yet available in your language, the chances are it will be soon</text:p>
      <text:p text:style-name="Standard"><text:s text:c="4"/>* available on all major computing platforms</text:p>
      <text:p text:style-name="Standard"><text:s text:c="4"/>* the first office suite to comply with the OASIS OpenDocument format</text:p>
      <text:p text:style-name="Standard"><text:s text:c="4"/>* the source code for the software is freely available under a full OSI certified licence</text:p>
      <text:p text:style-name="Standard"/>
      <text:p text:style-name="Standard"/>
      <text:p text:style-name="Standard">OpenOffice.org is synonymous with quality</text:p>
      <text:p text:style-name="Standard"/>
      <text:p text:style-name="Standard"><text:s text:c="4"/>* the roots of OpenOffice.org go back twenty years, creating a huge wealth of experience</text:p>
      <text:p text:style-name="Standard"><text:s text:c="4"/>* hundreds of thousands of users have participated in the beta testing of version 2</text:p>
      <text:p text:style-name="Standard"><text:s text:c="4"/>* with a fully open development process, OpenOffice.org has nothing to hide - the product stands or falls on its reputation</text:p>
      <text:p text:style-name="Standard"/>
      <text:p text:style-name="Standard"/>
      <text:p text:style-name="Standard">OpenOffice.org is friendly</text:p>
      <text:p text:style-name="Standard"/>
      <text:p text:style-name="Standard"><text:s text:c="4"/>* the software looks and feels familiar and is instantly usable by anyone who has used a competitive product</text:p>
      <text:p text:style-name="Standard"><text:s text:c="4"/>* it’s easy to change to OpenOffice.org - the software reads all major competitors’ files</text:p>
      <text:p text:style-name="Standard"><text:s text:c="4"/>*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 It is Always BETA: However OxygenOffice Professional based on source code of <text:s/>OpenOffice.org it may be not so stable and robust as OpenOffice.org. If you found problem please check it also on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gentK</meta:initial-creator>
    <meta:creation-date>2007-04-29T07:14:07</meta:creation-date>
    <dc:creator>AgentK</dc:creator>
    <dc:date>2007-04-29T10:58:10</dc:date>
    <dc:language>en-US</dc:language>
    <meta:editing-cycles>2</meta:editing-cycles>
    <meta:editing-duration>PT3H28M51S</meta:editing-duration>
    <meta:user-defined meta:name="Info 1"/>
    <meta:user-defined meta:name="Info 2"/>
    <meta:user-defined meta:name="Info 3"/>
    <meta:user-defined meta:name="Info 4"/>
    <meta:document-statistic meta:table-count="0" meta:image-count="0" meta:object-count="0" meta:page-count="4" meta:paragraph-count="66" meta:word-count="1291" meta:character-count="8645"/>
  </office:meta>
</office:document-meta>
</file>